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ff860d" draw:textarea-horizontal-align="justify" draw:textarea-vertical-align="middle" draw:auto-grow-height="false" fo:min-height="1.02cm" fo:min-width="0.77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solid" draw:fill-color="#ff8000" draw:textarea-horizontal-align="justify" draw:textarea-vertical-align="middle" draw:auto-grow-height="false" fo:min-height="1.02cm" fo:min-width="0.77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02cm" fo:min-width="0.77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968cm" fo:min-width="0.71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solid" draw:fill-color="#ff8000" draw:textarea-horizontal-align="justify" draw:textarea-vertical-align="middle" draw:auto-grow-height="false" fo:min-height="0.968cm" fo:min-width="0.718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8.80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2cm" fo:min-width="0cm"/>
      <style:paragraph-properties style:writing-mode="lr-tb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solid" draw:fill-color="#ffffff" draw:opacity="74%" draw:textarea-horizontal-align="justify" draw:textarea-vertical-align="middle" draw:auto-grow-height="false" fo:min-height="0.968cm" fo:min-width="0.718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solid" draw:fill-color="#ff8000" draw:opacity="74%" draw:textarea-horizontal-align="justify" draw:textarea-vertical-align="middle" draw:auto-grow-height="false" fo:min-height="0.968cm" fo:min-width="0.718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solid" draw:fill-color="#ff860d" draw:opacity="76%" draw:textarea-horizontal-align="justify" draw:textarea-vertical-align="middle" draw:auto-grow-height="false" fo:min-height="0.968cm" fo:min-width="0.718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solid" draw:fill-color="#ff8000" draw:opacity="76%" draw:textarea-horizontal-align="justify" draw:textarea-vertical-align="middle" draw:auto-grow-height="false" fo:min-height="0.968cm" fo:min-width="0.718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solid" draw:fill-color="#ffffff" draw:opacity="76%" draw:textarea-horizontal-align="justify" draw:textarea-vertical-align="middle" draw:auto-grow-height="false" fo:min-height="0.968cm" fo:min-width="0.718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9.06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5.29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7.88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4.59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8.40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6.317cm"/>
      <style:paragraph-properties style:writing-mode="lr-tb"/>
    </style:style>
    <style:style style:name="gr21" style:family="graphic" style:parent-style-name="Arrow_20_Line">
      <style:graphic-properties draw:textarea-vertical-align="middle"/>
      <style:paragraph-properties style:writing-mode="lr-tb"/>
    </style:style>
    <style:style style:name="P1" style:family="paragraph">
      <loext:graphic-properties draw:fill="solid" draw:fill-color="#ff860d"/>
      <style:paragraph-properties fo:text-align="center"/>
    </style:style>
    <style:style style:name="P2" style:family="paragraph">
      <loext:graphic-properties draw:fill="solid" draw:fill-color="#ff8000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8" style:family="paragraph">
      <loext:graphic-properties draw:fill="solid" draw:fill-color="#ffffff" draw:opacity="74%"/>
      <style:paragraph-properties fo:text-align="center"/>
    </style:style>
    <style:style style:name="P9" style:family="paragraph">
      <loext:graphic-properties draw:fill="solid" draw:fill-color="#ff8000" draw:opacity="74%"/>
      <style:paragraph-properties fo:text-align="center"/>
    </style:style>
    <style:style style:name="P10" style:family="paragraph">
      <loext:graphic-properties draw:fill="solid" draw:fill-color="#ff860d" draw:opacity="76%"/>
      <style:paragraph-properties fo:text-align="center"/>
    </style:style>
    <style:style style:name="P11" style:family="paragraph">
      <loext:graphic-properties draw:fill="solid" draw:fill-color="#ff8000" draw:opacity="76%"/>
      <style:paragraph-properties fo:text-align="center"/>
    </style:style>
    <style:style style:name="P12" style:family="paragraph">
      <loext:graphic-properties draw:fill="solid" draw:fill-color="#ffffff" draw:opacity="76%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14" style:family="paragraph">
      <style:paragraph-properties fo:text-align="center" style:writing-mode="lr-tb"/>
      <style:text-properties fo:font-size="16pt" style:font-size-asian="16pt" style:font-size-complex="1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fo:font-weight="normal" style:letter-kerning="true" style:font-name-asian="Noto Sans SC Regular" style:font-size-asian="16pt" style:font-style-asian="normal" style:font-weight-asian="normal" style:font-name-complex="Droid Sans Devanagari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2.581cm" svg:y="6.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3.846cm" svg:y="6.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5.106cm" svg:y="6.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6.371cm" svg:y="6.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2.581cm" svg:y="7.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3.846cm" svg:y="7.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5.106cm" svg:y="7.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6.371cm" svg:y="7.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2.581cm" svg:y="8.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3.846cm" svg:y="8.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5.106cm" svg:y="8.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6.371cm" svg:y="8.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2.581cm" svg:y="10.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3.846cm" svg:y="10.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5.106cm" svg:y="10.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6.371cm" svg:y="10.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7.649cm" svg:y="6.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8.914cm" svg:y="6.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0.174cm" svg:y="6.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1.439cm" svg:y="6.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7.649cm" svg:y="7.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8.914cm" svg:y="7.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10.174cm" svg:y="7.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11.439cm" svg:y="7.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7.649cm" svg:y="8.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8.914cm" svg:y="8.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10.174cm" svg:y="8.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11.439cm" svg:y="8.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7.649cm" svg:y="10.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8.914cm" svg:y="10.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10.174cm" svg:y="10.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11.439cm" svg:y="10.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5.281cm" svg:y="6.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6.546cm" svg:y="6.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7.806cm" svg:y="6.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9.071cm" svg:y="6.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5.281cm" svg:y="7.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6.546cm" svg:y="7.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7.806cm" svg:y="7.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9.071cm" svg:y="7.6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15.281cm" svg:y="8.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16.546cm" svg:y="8.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17.806cm" svg:y="8.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19.071cm" svg:y="8.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5.281cm" svg:y="10.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6.546cm" svg:y="10.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7.806cm" svg:y="10.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9.071cm" svg:y="10.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0.349cm" svg:y="6.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1.614cm" svg:y="6.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2.874cm" svg:y="6.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4.139cm" svg:y="6.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0.349cm" svg:y="7.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1.614cm" svg:y="7.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2.874cm" svg:y="7.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4.139cm" svg:y="7.6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20.349cm" svg:y="8.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21.614cm" svg:y="8.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22.874cm" svg:y="8.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24.139cm" svg:y="8.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0.349cm" svg:y="10.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1.614cm" svg:y="10.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2.874cm" svg:y="10.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4.139cm" svg:y="10.15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3.047cm" svg:y1="8.88cm" svg:x2="14.952cm" svg:y2="8.88cm">
          <text:p/>
        </draw:line>
        <draw:frame draw:style-name="gr7" draw:text-style-name="P5" draw:layer="layout" svg:width="6.027cm" svg:height="0.962cm" svg:x="4.59cm" svg:y="5.023cm">
          <draw:text-box>
            <text:p>Buffer/host memory</text:p>
          </draw:text-box>
        </draw:frame>
        <draw:frame draw:style-name="gr7" draw:text-style-name="P5" draw:layer="layout" svg:width="6.027cm" svg:height="0.962cm" svg:x="17.391cm" svg:y="5.023cm">
          <draw:text-box>
            <text:p>Buffer/host memory</text:p>
          </draw:text-box>
        </draw:frame>
        <draw:frame draw:style-name="gr8" draw:text-style-name="P6" draw:layer="layout" svg:width="9.303cm" svg:height="1.119cm" svg:x="9.296cm" svg:y="3.616cm">
          <draw:text-box>
            <text:p><text:span text:style-name="T1">Contiguous memory copy</text:span></text:p>
          </draw:text-box>
        </draw:frame>
        <draw:frame draw:style-name="gr9" draw:text-style-name="P7" draw:layer="layout" svg:width="5.715cm" svg:height="0.952cm" svg:x="2.54cm" svg:y="12.065cm">
          <draw:text-box>
            <text:p><text:span text:style-name="T2">Offset is in bytes</text:span></text:p>
          </draw:text-box>
        </draw:frame>
      </draw:page>
      <draw:page draw:name="page2" draw:style-name="dp1" draw:master-page-name="Default">
        <draw:custom-shape draw:style-name="gr10" draw:text-style-name="P8" draw:layer="layout" svg:width="1.27cm" svg:height="1.27cm" svg:x="15.481cm" svg:y="4.0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16.746cm" svg:y="4.0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18.006cm" svg:y="4.0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19.271cm" svg:y="4.0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15.481cm" svg:y="5.3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16.746cm" svg:y="5.3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18.006cm" svg:y="5.3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19.271cm" svg:y="5.32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27cm" svg:height="1.27cm" svg:x="15.481cm" svg:y="6.5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27cm" svg:height="1.27cm" svg:x="16.746cm" svg:y="6.5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27cm" svg:height="1.27cm" svg:x="18.006cm" svg:y="6.5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27cm" svg:height="1.27cm" svg:x="19.271cm" svg:y="6.59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15.481cm" svg:y="7.86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16.746cm" svg:y="7.86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18.006cm" svg:y="7.86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19.271cm" svg:y="7.86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20.549cm" svg:y="4.0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21.814cm" svg:y="4.0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23.074cm" svg:y="4.0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4.339cm" svg:y="4.0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20.549cm" svg:y="5.3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21.814cm" svg:y="5.3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23.074cm" svg:y="5.3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4.339cm" svg:y="5.3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20.549cm" svg:y="6.5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21.814cm" svg:y="6.5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23.074cm" svg:y="6.5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4.339cm" svg:y="6.5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0.549cm" svg:y="7.8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1.814cm" svg:y="7.8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3.074cm" svg:y="7.8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4.339cm" svg:y="7.86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27cm" svg:height="1.27cm" svg:x="2.181cm" svg:y="4.05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3.446cm" svg:y="4.05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4.706cm" svg:y="4.05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5.971cm" svg:y="4.05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2.181cm" svg:y="5.32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3.446cm" svg:y="5.32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4.706cm" svg:y="5.32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5.971cm" svg:y="5.32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27cm" svg:height="1.27cm" svg:x="2.181cm" svg:y="6.5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27cm" svg:height="1.27cm" svg:x="3.446cm" svg:y="6.5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27cm" svg:height="1.27cm" svg:x="4.706cm" svg:y="6.5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27cm" svg:height="1.27cm" svg:x="5.971cm" svg:y="6.5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.181cm" svg:y="7.8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3.446cm" svg:y="7.8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4.706cm" svg:y="7.8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5.971cm" svg:y="7.86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27cm" svg:height="1.27cm" svg:x="7.249cm" svg:y="4.05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27cm" svg:height="1.27cm" svg:x="8.514cm" svg:y="4.05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27cm" svg:height="1.27cm" svg:x="9.774cm" svg:y="4.0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1.039cm" svg:y="4.05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27cm" svg:height="1.27cm" svg:x="7.249cm" svg:y="5.32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27cm" svg:height="1.27cm" svg:x="8.514cm" svg:y="5.32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27cm" svg:height="1.27cm" svg:x="9.774cm" svg:y="5.3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1.039cm" svg:y="5.32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27cm" svg:height="1.27cm" svg:x="7.249cm" svg:y="6.5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27cm" svg:height="1.27cm" svg:x="8.514cm" svg:y="6.5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27cm" svg:height="1.27cm" svg:x="9.774cm" svg:y="6.5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1.039cm" svg:y="6.5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7.249cm" svg:y="7.8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8.514cm" svg:y="7.8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9.774cm" svg:y="7.8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1.039cm" svg:y="7.86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27cm" svg:height="1.27cm" svg:x="1.581cm" svg:y="3.45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2.846cm" svg:y="3.45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4.106cm" svg:y="3.45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5.371cm" svg:y="3.45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1.581cm" svg:y="4.72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2.846cm" svg:y="4.72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4.106cm" svg:y="4.72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5.371cm" svg:y="4.72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27cm" svg:height="1.27cm" svg:x="1.581cm" svg:y="5.9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27cm" svg:height="1.27cm" svg:x="2.846cm" svg:y="5.9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27cm" svg:height="1.27cm" svg:x="4.106cm" svg:y="5.9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27cm" svg:height="1.27cm" svg:x="5.371cm" svg:y="5.9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27cm" svg:height="1.27cm" svg:x="1.581cm" svg:y="7.26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27cm" svg:height="1.27cm" svg:x="2.846cm" svg:y="7.26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27cm" svg:height="1.27cm" svg:x="4.106cm" svg:y="7.26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27cm" svg:height="1.27cm" svg:x="5.371cm" svg:y="7.26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27cm" svg:height="1.27cm" svg:x="6.649cm" svg:y="3.45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27cm" svg:height="1.27cm" svg:x="7.914cm" svg:y="3.45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27cm" svg:height="1.27cm" svg:x="9.174cm" svg:y="3.45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27cm" svg:height="1.27cm" svg:x="10.439cm" svg:y="3.45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27cm" svg:height="1.27cm" svg:x="6.649cm" svg:y="4.72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27cm" svg:height="1.27cm" svg:x="7.914cm" svg:y="4.72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27cm" svg:height="1.27cm" svg:x="9.174cm" svg:y="4.72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27cm" svg:height="1.27cm" svg:x="10.439cm" svg:y="4.72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27cm" svg:height="1.27cm" svg:x="6.649cm" svg:y="5.9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27cm" svg:height="1.27cm" svg:x="7.914cm" svg:y="5.9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27cm" svg:height="1.27cm" svg:x="9.174cm" svg:y="5.9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27cm" svg:height="1.27cm" svg:x="10.439cm" svg:y="5.9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27cm" svg:height="1.27cm" svg:x="6.649cm" svg:y="7.26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27cm" svg:height="1.27cm" svg:x="7.914cm" svg:y="7.26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27cm" svg:height="1.27cm" svg:x="9.174cm" svg:y="7.26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27cm" svg:height="1.27cm" svg:x="10.439cm" svg:y="7.26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14.781cm" svg:y="3.4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16.046cm" svg:y="3.4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17.306cm" svg:y="3.4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18.571cm" svg:y="3.4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14.781cm" svg:y="4.7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16.046cm" svg:y="4.7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17.306cm" svg:y="4.7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18.571cm" svg:y="4.72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27cm" svg:height="1.27cm" svg:x="14.781cm" svg:y="5.9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27cm" svg:height="1.27cm" svg:x="16.046cm" svg:y="5.9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27cm" svg:height="1.27cm" svg:x="17.306cm" svg:y="5.9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27cm" svg:height="1.27cm" svg:x="18.571cm" svg:y="5.9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27cm" svg:height="1.27cm" svg:x="14.781cm" svg:y="7.26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27cm" svg:height="1.27cm" svg:x="16.046cm" svg:y="7.26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27cm" svg:height="1.27cm" svg:x="17.306cm" svg:y="7.26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27cm" svg:height="1.27cm" svg:x="18.571cm" svg:y="7.26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19.849cm" svg:y="3.4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21.114cm" svg:y="3.4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22.374cm" svg:y="3.4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23.639cm" svg:y="3.4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19.849cm" svg:y="4.7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21.114cm" svg:y="4.7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22.374cm" svg:y="4.7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23.639cm" svg:y="4.7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19.849cm" svg:y="5.9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21.114cm" svg:y="5.9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22.374cm" svg:y="5.9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23.639cm" svg:y="5.9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19.849cm" svg:y="7.26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21.114cm" svg:y="7.26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22.374cm" svg:y="7.26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23.639cm" svg:y="7.264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2.652cm" svg:y1="5.99cm" svg:x2="14.557cm" svg:y2="5.99cm">
          <text:p/>
        </draw:line>
        <draw:frame draw:style-name="gr7" draw:text-style-name="P5" draw:layer="layout" svg:width="6.027cm" svg:height="0.962cm" svg:x="3.59cm" svg:y="2.137cm">
          <draw:text-box>
            <text:p>Buffer/host memory</text:p>
          </draw:text-box>
        </draw:frame>
        <draw:frame draw:style-name="gr7" draw:text-style-name="P5" draw:layer="layout" svg:width="6.027cm" svg:height="0.962cm" svg:x="16.791cm" svg:y="2.137cm">
          <draw:text-box>
            <text:p>Buffer/host memory</text:p>
          </draw:text-box>
        </draw:frame>
        <draw:frame draw:style-name="gr15" draw:text-style-name="P6" draw:layer="layout" svg:width="9.561cm" svg:height="1.119cm" svg:x="8.507cm" svg:y="0.743cm">
          <draw:text-box>
            <text:p><text:span text:style-name="T1">Rectangular </text:span><text:span text:style-name="T1">memory copy</text:span></text:p>
          </draw:text-box>
        </draw:frame>
        <draw:frame draw:style-name="gr16" draw:text-style-name="P7" draw:layer="layout" svg:width="15.793cm" svg:height="0.878cm" svg:x="1.667cm" svg:y="11.869cm">
          <draw:text-box>
            <text:p><text:span text:style-name="T2">slice pitch = row pitch * number of rows in memory </text:span><text:span text:style-name="T2">allocation </text:span></text:p>
          </draw:text-box>
        </draw:frame>
        <draw:frame draw:style-name="gr17" draw:text-style-name="P7" draw:layer="layout" svg:width="18.384cm" svg:height="0.878cm" svg:x="1.667cm" svg:y="12.969cm">
          <draw:text-box>
            <text:p><text:span text:style-name="T2">region = (nbytes of region along row, nrows of region, nslices of </text:span><text:span text:style-name="T2">region) </text:span></text:p>
          </draw:text-box>
        </draw:frame>
        <draw:frame draw:style-name="gr18" draw:text-style-name="P7" draw:layer="layout" svg:width="15.099cm" svg:height="0.878cm" svg:x="1.651cm" svg:y="14.092cm">
          <draw:text-box>
            <text:p><text:span text:style-name="T2">origin = (index along row *sizeof(element), row id, slice id) </text:span></text:p>
          </draw:text-box>
        </draw:frame>
        <draw:frame draw:style-name="gr19" draw:text-style-name="P7" draw:layer="layout" svg:width="10.442cm" svg:height="0.878cm" svg:x="1.54cm" svg:y="9.515cm">
          <draw:text-box>
            <text:p><text:span text:style-name="T2">“</text:span><text:span text:style-name="T2">row” is along the contiguous </text:span><text:span text:style-name="T2">dimension</text:span></text:p>
          </draw:text-box>
        </draw:frame>
        <draw:frame draw:style-name="gr20" draw:text-style-name="P7" draw:layer="layout" svg:width="16.817cm" svg:height="0.878cm" svg:x="1.64cm" svg:y="10.652cm">
          <draw:text-box>
            <text:p><text:span text:style-name="T2">row pitch = number of </text:span><text:span text:style-name="T2">bytes along a row of </text:span><text:span text:style-name="T2">the memory </text:span><text:span text:style-name="T2">allocation</text:span></text:p>
          </draw:text-box>
        </draw:frame>
        <draw:measure draw:style-name="gr21" draw:text-style-name="P14" draw:layer="measurelines" svg:x1="25.559cm" svg:y1="9.16cm" svg:x2="15.512cm" svg:y2="9.145cm">
          <text:p text:style-name="P13"><text:span text:style-name="T3">row pitch = 8 * sizeof </text:span><text:span text:style-name="T3">(element)</text:span></text:p>
        </draw:measur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2T09:46:18.528106557</meta:creation-date>
    <dc:date>2022-04-12T12:55:14.485549824</dc:date>
    <meta:editing-duration>PT15M24S</meta:editing-duration>
    <meta:editing-cycles>4</meta:editing-cycles>
    <meta:generator>LibreOffice/7.1.3.2$Linux_X86_64 LibreOffice_project/10$Build-2</meta:generator>
    <meta:document-statistic meta:object-count="207"/>
  </office:meta>
</office:document-meta>
</file>